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Roboto-Regular" svg:font-family="Roboto-Regula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thin solid #D6DBE0" fo:border-bottom="thin solid #6D6D6D" fo:border-left="thin solid #6D6D6D" fo:border-right="thin solid #6D6D6D" style:vertical-align="automatic" style:repeat-content="false"/>
      <style:paragraph-properties fo:text-align="center"/>
      <style:text-properties fo:color="#16191C" style:font-name="Roboto-Regular" style:font-name-asian="Roboto-Regular" style:font-name-complex="Roboto-Regular" fo:font-size="11pt" style:font-size-asian="11pt" style:font-size-complex="11pt"/>
    </style:style>
    <style:style style:name="ce4" style:family="table-cell" style:parent-style-name="Default" style:data-style-name="N0">
      <style:table-cell-properties fo:border="thin solid #000000" fo:background-color="#AECF00"/>
    </style:style>
    <style:style style:name="ce5" style:family="table-cell" style:parent-style-name="Default" style:data-style-name="N0">
      <style:table-cell-properties fo:border="thin solid #000000" style:vertical-align="automatic" fo:background-color="#AECF00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AECF00"/>
      <style:text-properties fo:color="#16191C" style:font-name="Roboto-Regular" style:font-name-asian="Roboto-Regular" style:font-name-complex="Roboto-Regular"/>
    </style:style>
    <style:style style:name="ce7" style:family="table-cell" style:parent-style-name="Default" style:data-style-name="N0">
      <style:table-cell-properties fo:background-color="#AECF00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4.1111111111111cm"/>
    </style:style>
    <style:style style:name="co3" style:family="table-column">
      <style:table-column-properties fo:break-before="auto" style:column-width="3.58069444444444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2.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9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de d’utilisation 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Pour chaque étudiant du groupe (vous aussi), dupliquer la zone verte et répondre à chaque fin de sprint</text:p>
          </table:table-cell>
          <table:table-cell table:number-columns-repeated="16383" table:style-name="ce1"/>
        </table:table-row>
        <table:table-row table:style-name="ro2">
          <table:table-cell table:number-columns-repeated="2" table:style-name="ce1"/>
          <table:table-cell office:value-type="string" table:style-name="ce2">
            <text:p>Réponses possibles pour chaque question :</text:p>
          </table:table-cell>
          <table:table-cell office:value-type="string" table:style-name="ce3">
            <text:p>pas du tout d'accord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3">
            <text:p>pas d'accord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3">
            <text:p>sans opinion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3">
            <text:p>plutôt d'accord</text:p>
          </table:table-cell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3">
            <text:p>tout à fait d'accord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Nom</text:p>
          </table:table-cell>
          <table:table-cell office:value-type="string" table:style-name="ce4">
            <text:p>Prénom</text:p>
          </table:table-cell>
          <table:table-cell office:value-type="string" table:style-name="ce4">
            <text:p>Questions</text:p>
          </table:table-cell>
          <table:table-cell office:value-type="string" table:style-name="ce5">
            <text:p>Sprint 0</text:p>
          </table:table-cell>
          <table:table-cell office:value-type="string" table:style-name="ce5">
            <text:p>Sprint 1</text:p>
          </table:table-cell>
          <table:table-cell office:value-type="string" table:style-name="ce5">
            <text:p>Sprint 2</text:p>
          </table:table-cell>
          <table:table-cell office:value-type="string" table:style-name="ce5">
            <text:p>Sprint 3</text:p>
          </table:table-cell>
          <table:table-cell office:value-type="string" table:style-name="ce5">
            <text:p>Sprint 4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Bisiaux</text:p>
          </table:table-cell>
          <table:table-cell office:value-type="string" table:style-name="ce4">
            <text:p>Ambroise</text:p>
          </table:table-cell>
          <table:table-cell office:value-type="string" office:string-value="La participation de Ambroise à ce sprint est au moins équivalente à celle des membres de l'équipe" table:formula="of:=&quot;La participation de &quot;&amp;[.B11]&amp;&quot; à ce sprint est au moins équivalente à celle des membres de l'équipe&quot;" table:style-name="ce6">
            <text:p>La participation de Ambroise à ce sprint est au moins équivalente à celle des membres de l'équipe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3">
          <table:table-cell table:number-columns-repeated="2" table:style-name="ce7"/>
          <table:table-cell office:value-type="string" office:string-value="Ambroise a accompli les tâches qu'il/elle s'était engagé/e à accomplir lors de la planification" table:formula="of:=[.B11] &amp;&quot; a accompli les tâches qu'il/elle s'était engagé/e à accomplir lors de la planification&quot;" table:style-name="ce6">
            <text:p>Ambroise a accompli les tâches qu'il/elle s'était engagé/e à accomplir lors de la planification</text:p>
          </table:table-cell>
          <table:table-cell office:value-type="string" table:style-name="ce4">
            <text:p>tout à fait d'accord</text:p>
          </table:table-cell>
          <table:table-cell table:number-columns-repeated="4" table:style-name="ce4"/>
          <table:table-cell table:number-columns-repeated="16376"/>
        </table:table-row>
        <table:table-row table:style-name="ro3">
          <table:table-cell table:number-columns-repeated="2" table:style-name="ce7"/>
          <table:table-cell office:value-type="string" office:string-value="Ambroise a apporté des idées nouvelles durant ce sprint" table:formula="of:=[.B11]&amp;&quot; a apporté des idées nouvelles durant ce sprint&quot;" table:style-name="ce6">
            <text:p>Ambroise a apporté des idées nouvelles durant ce sprint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3">
          <table:table-cell table:number-columns-repeated="2" table:style-name="ce7"/>
          <table:table-cell office:value-type="string" office:string-value="Ambroise  a participé au développement d'un ou d'autres membres de l'équipe" table:formula="of:=[.B11]&amp;&quot;  a participé au développement d'un ou d'autres membres de l'équipe&quot;" table:style-name="ce6">
            <text:p>Ambroise <text:s/>a participé au développement d'un ou d'autres membres de l'équipe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table:style-name="ce4">
            <text:p>Nom</text:p>
          </table:table-cell>
          <table:table-cell office:value-type="string" table:style-name="ce4">
            <text:p>Prénom</text:p>
          </table:table-cell>
          <table:table-cell office:value-type="string" table:style-name="ce4">
            <text:p>Questions</text:p>
          </table:table-cell>
          <table:table-cell office:value-type="string" table:style-name="ce5">
            <text:p>Sprint 0</text:p>
          </table:table-cell>
          <table:table-cell office:value-type="string" table:style-name="ce5">
            <text:p>Sprint 1</text:p>
          </table:table-cell>
          <table:table-cell office:value-type="string" table:style-name="ce5">
            <text:p>Sprint 2</text:p>
          </table:table-cell>
          <table:table-cell office:value-type="string" table:style-name="ce5">
            <text:p>Sprint 3</text:p>
          </table:table-cell>
          <table:table-cell office:value-type="string" table:style-name="ce5">
            <text:p>Sprint 4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Collard</text:p>
          </table:table-cell>
          <table:table-cell office:value-type="string" table:style-name="ce4">
            <text:p>Yony</text:p>
          </table:table-cell>
          <table:table-cell office:value-type="string" office:string-value="La participation de Yony à ce sprint est au moins équivalente à celle des membres de l'équipe" table:formula="of:=&quot;La participation de &quot;&amp;[.B16]&amp;&quot; à ce sprint est au moins équivalente à celle des membres de l'équipe&quot;" table:style-name="ce6">
            <text:p>La participation de Yony à ce sprint est au moins équivalente à celle des membres de l'équipe</text:p>
          </table:table-cell>
          <table:table-cell office:value-type="string" table:style-name="ce4">
            <text:p>tout à fai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Yony a accompli les tâches qu'il/elle s'était engagé/e à accomplir lors de la planification" table:formula="of:=[.B16] &amp;&quot; a accompli les tâches qu'il/elle s'était engagé/e à accomplir lors de la planification&quot;" table:style-name="ce6">
            <text:p>Yony a accompli les tâches qu'il/elle s'était engagé/e à accomplir lors de la planification</text:p>
          </table:table-cell>
          <table:table-cell office:value-type="string" table:style-name="ce4">
            <text:p>tout à fai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Yony a apporté des idées nouvelles durant ce sprint" table:formula="of:=[.B16]&amp;&quot; a apporté des idées nouvelles durant ce sprint&quot;" table:style-name="ce6">
            <text:p>Yony a apporté des idées nouvelles durant ce sprint</text:p>
          </table:table-cell>
          <table:table-cell office:value-type="string" table:style-name="ce4">
            <text:p>tout à fai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Yony  a participé au développement d'un ou d'autres membres de l'équipe" table:formula="of:=[.B16]&amp;&quot;  a participé au développement d'un ou d'autres membres de l'équipe&quot;" table:style-name="ce6">
            <text:p>Yony <text:s/>a participé au développement d'un ou d'autres membres de l'équipe</text:p>
          </table:table-cell>
          <table:table-cell office:value-type="string" table:style-name="ce4">
            <text:p>tout à fai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table:style-name="ce4">
            <text:p>Nom</text:p>
          </table:table-cell>
          <table:table-cell office:value-type="string" table:style-name="ce4">
            <text:p>Prénom</text:p>
          </table:table-cell>
          <table:table-cell office:value-type="string" table:style-name="ce4">
            <text:p>Questions</text:p>
          </table:table-cell>
          <table:table-cell office:value-type="string" table:style-name="ce5">
            <text:p>Sprint 0</text:p>
          </table:table-cell>
          <table:table-cell office:value-type="string" table:style-name="ce5">
            <text:p>Sprint 1</text:p>
          </table:table-cell>
          <table:table-cell office:value-type="string" table:style-name="ce5">
            <text:p>Sprint 2</text:p>
          </table:table-cell>
          <table:table-cell office:value-type="string" table:style-name="ce5">
            <text:p>Sprint 3</text:p>
          </table:table-cell>
          <table:table-cell office:value-type="string" table:style-name="ce5">
            <text:p>Sprint 4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Boltz</text:p>
          </table:table-cell>
          <table:table-cell office:value-type="string" table:style-name="ce4">
            <text:p>Louis</text:p>
          </table:table-cell>
          <table:table-cell office:value-type="string" office:string-value="La participation de Louis à ce sprint est au moins équivalente à celle des membres de l'équipe" table:formula="of:=&quot;La participation de &quot;&amp;[.B21]&amp;&quot; à ce sprint est au moins équivalente à celle des membres de l'équipe&quot;" table:style-name="ce6">
            <text:p>La participation de Louis à ce sprint est au moins équivalente à celle des membres de l'équipe</text:p>
          </table:table-cell>
          <table:table-cell office:value-type="string" table:style-name="ce4">
            <text:p>tout à fai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Louis a accompli les tâches qu'il/elle s'était engagé/e à accomplir lors de la planification" table:formula="of:=[.B21] &amp;&quot; a accompli les tâches qu'il/elle s'était engagé/e à accomplir lors de la planification&quot;" table:style-name="ce6">
            <text:p>Louis a accompli les tâches qu'il/elle s'était engagé/e à accomplir lors de la planification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Louis a apporté des idées nouvelles durant ce sprint" table:formula="of:=[.B21]&amp;&quot; a apporté des idées nouvelles durant ce sprint&quot;" table:style-name="ce6">
            <text:p>Louis a apporté des idées nouvelles durant ce sprint</text:p>
          </table:table-cell>
          <table:table-cell office:value-type="string" table:style-name="ce4">
            <text:p>tout à fai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Louis  a participé au développement d'un ou d'autres membres de l'équipe" table:formula="of:=[.B21]&amp;&quot;  a participé au développement d'un ou d'autres membres de l'équipe&quot;" table:style-name="ce6">
            <text:p>Louis <text:s/>a participé au développement d'un ou d'autres membres de l'équipe</text:p>
          </table:table-cell>
          <table:table-cell office:value-type="string" table:style-name="ce4">
            <text:p>tout à fai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table:style-name="ce4">
            <text:p>Nom</text:p>
          </table:table-cell>
          <table:table-cell office:value-type="string" table:style-name="ce4">
            <text:p>Prénom</text:p>
          </table:table-cell>
          <table:table-cell office:value-type="string" table:style-name="ce4">
            <text:p>Questions</text:p>
          </table:table-cell>
          <table:table-cell office:value-type="string" table:style-name="ce5">
            <text:p>Sprint 0</text:p>
          </table:table-cell>
          <table:table-cell office:value-type="string" table:style-name="ce5">
            <text:p>Sprint 1</text:p>
          </table:table-cell>
          <table:table-cell office:value-type="string" table:style-name="ce5">
            <text:p>Sprint 2</text:p>
          </table:table-cell>
          <table:table-cell office:value-type="string" table:style-name="ce5">
            <text:p>Sprint 3</text:p>
          </table:table-cell>
          <table:table-cell office:value-type="string" table:style-name="ce5">
            <text:p>Sprint 4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Navrez</text:p>
          </table:table-cell>
          <table:table-cell office:value-type="string" table:style-name="ce4">
            <text:p>Louis<text:s/></text:p>
          </table:table-cell>
          <table:table-cell office:value-type="string" office:string-value="La participation de Louis  à ce sprint est au moins équivalente à celle des membres de l'équipe" table:formula="of:=&quot;La participation de &quot;&amp;[.B26]&amp;&quot; à ce sprint est au moins équivalente à celle des membres de l'équipe&quot;" table:style-name="ce6">
            <text:p>La participation de Louis <text:s/>à ce sprint est au moins équivalente à celle des membres de l'équipe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Louis  a accompli les tâches qu'il/elle s'était engagé/e à accomplir lors de la planification" table:formula="of:=[.B26] &amp;&quot; a accompli les tâches qu'il/elle s'était engagé/e à accomplir lors de la planification&quot;" table:style-name="ce6">
            <text:p>Louis <text:s/>a accompli les tâches qu'il/elle s'était engagé/e à accomplir lors de la planification</text:p>
          </table:table-cell>
          <table:table-cell office:value-type="string" table:style-name="ce4">
            <text:p>sans opinion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Louis  a apporté des idées nouvelles durant ce sprint" table:formula="of:=[.B26]&amp;&quot; a apporté des idées nouvelles durant ce sprint&quot;" table:style-name="ce6">
            <text:p>Louis <text:s/>a apporté des idées nouvelles durant ce sprint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Louis   a participé au développement d'un ou d'autres membres de l'équipe" table:formula="of:=[.B26]&amp;&quot;  a participé au développement d'un ou d'autres membres de l'équipe&quot;" table:style-name="ce6">
            <text:p>Louis <text:s text:c="2"/>a participé au développement d'un ou d'autres membres de l'équipe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table:style-name="ce4">
            <text:p>Nom</text:p>
          </table:table-cell>
          <table:table-cell office:value-type="string" table:style-name="ce4">
            <text:p>Prénom</text:p>
          </table:table-cell>
          <table:table-cell office:value-type="string" table:style-name="ce4">
            <text:p>Questions</text:p>
          </table:table-cell>
          <table:table-cell office:value-type="string" table:style-name="ce5">
            <text:p>Sprint 0</text:p>
          </table:table-cell>
          <table:table-cell office:value-type="string" table:style-name="ce5">
            <text:p>Sprint 1</text:p>
          </table:table-cell>
          <table:table-cell office:value-type="string" table:style-name="ce5">
            <text:p>Sprint 2</text:p>
          </table:table-cell>
          <table:table-cell office:value-type="string" table:style-name="ce5">
            <text:p>Sprint 3</text:p>
          </table:table-cell>
          <table:table-cell office:value-type="string" table:style-name="ce5">
            <text:p>Sprint 4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Fournier<text:s/></text:p>
          </table:table-cell>
          <table:table-cell office:value-type="string" table:style-name="ce4">
            <text:p>Alexandre<text:s/></text:p>
          </table:table-cell>
          <table:table-cell office:value-type="string" office:string-value="La participation de Alexandre  à ce sprint est au moins équivalente à celle des membres de l'équipe" table:formula="of:=&quot;La participation de &quot;&amp;[.B31]&amp;&quot; à ce sprint est au moins équivalente à celle des membres de l'équipe&quot;" table:style-name="ce6">
            <text:p>La participation de Alexandre <text:s/>à ce sprint est au moins équivalente à celle des membres de l'équipe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Alexandre  a accompli les tâches qu'il/elle s'était engagé/e à accomplir lors de la planification" table:formula="of:=[.B31] &amp;&quot; a accompli les tâches qu'il/elle s'était engagé/e à accomplir lors de la planification&quot;" table:style-name="ce6">
            <text:p>Alexandre <text:s/>a accompli les tâches qu'il/elle s'était engagé/e à accomplir lors de la planification</text:p>
          </table:table-cell>
          <table:table-cell office:value-type="string" table:style-name="ce4">
            <text:p>sans opinion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Alexandre  a apporté des idées nouvelles durant ce sprint" table:formula="of:=[.B31]&amp;&quot; a apporté des idées nouvelles durant ce sprint&quot;" table:style-name="ce6">
            <text:p>Alexandre <text:s/>a apporté des idées nouvelles durant ce sprint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Alexandre   a participé au développement d'un ou d'autres membres de l'équipe" table:formula="of:=[.B31]&amp;&quot;  a participé au développement d'un ou d'autres membres de l'équipe&quot;" table:style-name="ce6">
            <text:p>Alexandre <text:s text:c="2"/>a participé au développement d'un ou d'autres membres de l'équipe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office:value-type="string" table:style-name="ce4">
            <text:p>Nom</text:p>
          </table:table-cell>
          <table:table-cell office:value-type="string" table:style-name="ce4">
            <text:p>Prénom</text:p>
          </table:table-cell>
          <table:table-cell office:value-type="string" table:style-name="ce4">
            <text:p>Questions</text:p>
          </table:table-cell>
          <table:table-cell office:value-type="string" table:style-name="ce5">
            <text:p>Sprint 0</text:p>
          </table:table-cell>
          <table:table-cell office:value-type="string" table:style-name="ce5">
            <text:p>Sprint 1</text:p>
          </table:table-cell>
          <table:table-cell office:value-type="string" table:style-name="ce5">
            <text:p>Sprint 2</text:p>
          </table:table-cell>
          <table:table-cell office:value-type="string" table:style-name="ce5">
            <text:p>Sprint 3</text:p>
          </table:table-cell>
          <table:table-cell office:value-type="string" table:style-name="ce5">
            <text:p>Sprint 4</text:p>
          </table:table-cell>
          <table:table-cell table:number-columns-repeated="16376"/>
        </table:table-row>
        <table:table-row table:style-name="ro1">
          <table:table-cell office:value-type="string" table:style-name="ce4">
            <text:p>CIPOLAT</text:p>
          </table:table-cell>
          <table:table-cell office:value-type="string" table:style-name="ce4">
            <text:p>Matteo<text:s/></text:p>
          </table:table-cell>
          <table:table-cell office:value-type="string" office:string-value="La participation de Matteo  à ce sprint est au moins équivalente à celle des membres de l'équipe" table:formula="of:=&quot;La participation de &quot;&amp;[.B36]&amp;&quot; à ce sprint est au moins équivalente à celle des membres de l'équipe&quot;" table:style-name="ce6">
            <text:p>La participation de Matteo <text:s/>à ce sprint est au moins équivalente à celle des membres de l'équipe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Matteo  a accompli les tâches qu'il/elle s'était engagé/e à accomplir lors de la planification" table:formula="of:=[.B36] &amp;&quot; a accompli les tâches qu'il/elle s'était engagé/e à accomplir lors de la planification&quot;" table:style-name="ce6">
            <text:p>Matteo <text:s/>a accompli les tâches qu'il/elle s'était engagé/e à accomplir lors de la planification</text:p>
          </table:table-cell>
          <table:table-cell office:value-type="string" table:style-name="ce4">
            <text:p>sans opinion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Matteo  a apporté des idées nouvelles durant ce sprint" table:formula="of:=[.B36]&amp;&quot; a apporté des idées nouvelles durant ce sprint&quot;" table:style-name="ce6">
            <text:p>Matteo <text:s/>a apporté des idées nouvelles durant ce sprint</text:p>
          </table:table-cell>
          <table:table-cell office:value-type="string" table:style-name="ce4">
            <text:p>tout à fait d'accord</text:p>
          </table:table-cell>
          <table:table-cell table:number-columns-repeated="4" table:style-name="ce4"/>
          <table:table-cell table:number-columns-repeated="16376"/>
        </table:table-row>
        <table:table-row table:style-name="ro1">
          <table:table-cell table:number-columns-repeated="2" table:style-name="ce7"/>
          <table:table-cell office:value-type="string" office:string-value="Matteo   a participé au développement d'un ou d'autres membres de l'équipe" table:formula="of:=[.B36]&amp;&quot;  a participé au développement d'un ou d'autres membres de l'équipe&quot;" table:style-name="ce6">
            <text:p>Matteo <text:s text:c="2"/>a participé au développement d'un ou d'autres membres de l'équipe</text:p>
          </table:table-cell>
          <table:table-cell office:value-type="string" table:style-name="ce4">
            <text:p>plutôt d'accord</text:p>
          </table:table-cell>
          <table:table-cell table:number-columns-repeated="4" table:style-name="ce4"/>
          <table:table-cell table:number-columns-repeated="16376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Roboto-Regular" svg:font-family="Roboto-Regular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Ambroise Bisiaux</dc:creator>
    <meta:creation-date>2023-10-16T16:56:26Z</meta:creation-date>
    <dc:date>2025-09-19T07:56:08Z</dc:date>
    <meta:editing-cycles>2</meta:editing-cycles>
    <meta:editing-duration>PT0S</meta:editing-duration>
  </office:meta>
</office:document-meta>
</file>